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300000500DA4FC994368FA152.jpg" manifest:media-type="image/jpeg"/>
  <manifest:file-entry manifest:full-path="Pictures/10000000000003E300000500C6F4E55B570CA5D9.jpg" manifest:media-type="image/jpeg"/>
  <manifest:file-entry manifest:full-path="Pictures/10000000000003E50000050090E709BCD7C27C00.jpg" manifest:media-type="image/jpeg"/>
  <manifest:file-entry manifest:full-path="Pictures/10000000000003E5000005002AB6B6A5D45C9249.jpg" manifest:media-type="image/jpeg"/>
  <manifest:file-entry manifest:full-path="Pictures/10000000000003E4000005000CB619E959BC631D.jpg" manifest:media-type="image/jpeg"/>
  <manifest:file-entry manifest:full-path="Pictures/10000000000003DD000005005D0E1A87B19723B1.jpg" manifest:media-type="image/jpeg"/>
  <manifest:file-entry manifest:full-path="Pictures/10000000000003E000000500BA2EAE6ED443016E.jpg" manifest:media-type="image/jpeg"/>
  <manifest:file-entry manifest:full-path="Pictures/10000000000003E100000500345D6A37A29660FB.jpg" manifest:media-type="image/jpeg"/>
  <manifest:file-entry manifest:full-path="Pictures/10000000000003DE00000500CFEDF0B7B2BBFD60.jpg" manifest:media-type="image/jpeg"/>
  <manifest:file-entry manifest:full-path="Pictures/10000000000003E000000500A7D865540E54D78E.jpg" manifest:media-type="image/jpeg"/>
  <manifest:file-entry manifest:full-path="Pictures/10000000000003E0000005009367795A01421E93.jpg" manifest:media-type="image/jpeg"/>
  <manifest:file-entry manifest:full-path="Pictures/10000000000003E000000500512108006A02D1AD.jpg" manifest:media-type="image/jpeg"/>
  <manifest:file-entry manifest:full-path="Pictures/10000000000003E00000050071A4FCB8F9D0C3A7.jpg" manifest:media-type="image/jpeg"/>
  <manifest:file-entry manifest:full-path="Pictures/10000000000003E20000050020F74ECFD27DC536.jpg" manifest:media-type="image/jpeg"/>
  <manifest:file-entry manifest:full-path="Pictures/10000000000003E3000005008BB5C2CD871C33AB.jpg" manifest:media-type="image/jpeg"/>
  <manifest:file-entry manifest:full-path="Pictures/10000000000003E000000500EEECC3B84E9F1D78.jpg" manifest:media-type="image/jpeg"/>
  <manifest:file-entry manifest:full-path="Pictures/10000000000003E0000005000054CAB13B00C3A5.jpg" manifest:media-type="image/jpeg"/>
  <manifest:file-entry manifest:full-path="Pictures/10000000000003DF00000500E6ED0CED18A04458.jpg" manifest:media-type="image/jpeg"/>
  <manifest:file-entry manifest:full-path="Pictures/10000000000003E200000500845033047FE8172E.jpg" manifest:media-type="image/jpeg"/>
  <manifest:file-entry manifest:full-path="Pictures/10000000000003E200000500D199B66B764940A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5736in" svg:height="8.4819in" draw:z-index="0"><draw:image xlink:href="Pictures/10000000000003E000000500BA2EAE6ED443016E.jpg" xlink:type="simple" xlink:show="embed" xlink:actuate="onLoad" loext:mime-type="image/jpeg"/><svg:title>Image.jpeg</svg:title></draw:frame><text:bookmark text:name="x_id-55E1BE3F-F8F8-4D1E-ACC9-71F9B7E37D23"/></text:p>
      <text:p text:style-name="Standard"><text:soft-page-break/><draw:frame draw:style-name="fr1" draw:name="Image2" text:anchor-type="as-char" svg:width="6.5602in" svg:height="8.4819in" draw:z-index="1"><draw:image xlink:href="Pictures/10000000000003DE00000500CFEDF0B7B2BBFD60.jpg" xlink:type="simple" xlink:show="embed" xlink:actuate="onLoad" loext:mime-type="image/jpeg"/><svg:title>Image.jpeg</svg:title></draw:frame><text:bookmark text:name="x_id-CBCE31EC-60D2-4950-9B3B-A5CD2ABDCB62"/></text:p>
      <text:p text:style-name="Standard"><text:soft-page-break/><draw:frame draw:style-name="fr1" draw:name="Image3" text:anchor-type="as-char" svg:width="6.5736in" svg:height="8.4819in" draw:z-index="2"><draw:image xlink:href="Pictures/10000000000003E0000005009367795A01421E93.jpg" xlink:type="simple" xlink:show="embed" xlink:actuate="onLoad" loext:mime-type="image/jpeg"/><svg:title>Image.jpeg</svg:title></draw:frame><text:bookmark text:name="x_id-74EC7B67-8F50-47BD-ACDB-337D50785422"/></text:p>
      <text:p text:style-name="Standard"><text:soft-page-break/><draw:frame draw:style-name="fr1" draw:name="Image4" text:anchor-type="as-char" svg:width="6.5866in" svg:height="8.4819in" draw:z-index="3"><draw:image xlink:href="Pictures/10000000000003E20000050020F74ECFD27DC536.jpg" xlink:type="simple" xlink:show="embed" xlink:actuate="onLoad" loext:mime-type="image/jpeg"/><svg:title>Image.jpeg</svg:title></draw:frame><text:bookmark text:name="x_id-69B7EB9E-EF11-45E9-AC70-44A0EC1A69C4"/></text:p>
      <text:p text:style-name="Standard"><text:soft-page-break/><draw:frame draw:style-name="fr1" draw:name="Image5" text:anchor-type="as-char" svg:width="6.5937in" svg:height="8.4819in" draw:z-index="4"><draw:image xlink:href="Pictures/10000000000003E3000005008BB5C2CD871C33AB.jpg" xlink:type="simple" xlink:show="embed" xlink:actuate="onLoad" loext:mime-type="image/jpeg"/><svg:title>Image.jpeg</svg:title></draw:frame><text:bookmark text:name="x_id-D3048034-49DE-4723-9438-DA2DCEE9D989"/></text:p>
      <text:p text:style-name="Standard"><text:soft-page-break/><draw:frame draw:style-name="fr1" draw:name="Image6" text:anchor-type="as-char" svg:width="6.5799in" svg:height="8.4819in" draw:z-index="5"><draw:image xlink:href="Pictures/10000000000003E100000500345D6A37A29660FB.jpg" xlink:type="simple" xlink:show="embed" xlink:actuate="onLoad" loext:mime-type="image/jpeg"/><svg:title>Image.jpeg</svg:title></draw:frame><text:bookmark text:name="x_id-39923B13-EF09-4551-BBAB-69FC3C1F6A0F"/></text:p>
      <text:p text:style-name="Standard"><text:soft-page-break/><draw:frame draw:style-name="fr1" draw:name="Image7" text:anchor-type="as-char" svg:width="6.5736in" svg:height="8.4819in" draw:z-index="6"><draw:image xlink:href="Pictures/10000000000003E000000500EEECC3B84E9F1D78.jpg" xlink:type="simple" xlink:show="embed" xlink:actuate="onLoad" loext:mime-type="image/jpeg"/><svg:title>Image.jpeg</svg:title></draw:frame><text:bookmark text:name="x_id-0E2A7009-0549-423E-AC84-480EACB1051B"/></text:p>
      <text:p text:style-name="Standard"><text:soft-page-break/><draw:frame draw:style-name="fr1" draw:name="Image8" text:anchor-type="as-char" svg:width="6.5736in" svg:height="8.4819in" draw:z-index="7"><draw:image xlink:href="Pictures/10000000000003E0000005000054CAB13B00C3A5.jpg" xlink:type="simple" xlink:show="embed" xlink:actuate="onLoad" loext:mime-type="image/jpeg"/><svg:title>Image.jpeg</svg:title></draw:frame><text:bookmark text:name="x_id-ABD68D1C-C3A3-4F96-98E7-9407E994DB64"/></text:p>
      <text:p text:style-name="Standard"><text:soft-page-break/><draw:frame draw:style-name="fr1" draw:name="Image9" text:anchor-type="as-char" svg:width="6.5665in" svg:height="8.4819in" draw:z-index="8"><draw:image xlink:href="Pictures/10000000000003DF00000500E6ED0CED18A04458.jpg" xlink:type="simple" xlink:show="embed" xlink:actuate="onLoad" loext:mime-type="image/jpeg"/><svg:title>Image.jpeg</svg:title></draw:frame><text:bookmark text:name="x_id-3A784F1B-14F1-4E09-85FE-CDA190CAABBC"/></text:p>
      <text:p text:style-name="Standard"><text:soft-page-break/><draw:frame draw:style-name="fr1" draw:name="Image10" text:anchor-type="as-char" svg:width="6.5866in" svg:height="8.4819in" draw:z-index="9"><draw:image xlink:href="Pictures/10000000000003E200000500845033047FE8172E.jpg" xlink:type="simple" xlink:show="embed" xlink:actuate="onLoad" loext:mime-type="image/jpeg"/><svg:title>Image.jpeg</svg:title></draw:frame><text:bookmark text:name="x_id-4043BB1D-11C1-43ED-9C39-23268E112F58"/></text:p>
      <text:p text:style-name="Standard"><text:soft-page-break/><draw:frame draw:style-name="fr1" draw:name="Image11" text:anchor-type="as-char" svg:width="6.5736in" svg:height="8.4819in" draw:z-index="10"><draw:image xlink:href="Pictures/10000000000003E00000050071A4FCB8F9D0C3A7.jpg" xlink:type="simple" xlink:show="embed" xlink:actuate="onLoad" loext:mime-type="image/jpeg"/><svg:title>Image.jpeg</svg:title></draw:frame><text:bookmark text:name="x_id-8BA959BE-3A5C-4D7F-B16C-22CC22507B15"/></text:p>
      <text:p text:style-name="Standard"><text:soft-page-break/><draw:frame draw:style-name="fr1" draw:name="Image12" text:anchor-type="as-char" svg:width="6.5866in" svg:height="8.4819in" draw:z-index="11"><draw:image xlink:href="Pictures/10000000000003E200000500D199B66B764940A1.jpg" xlink:type="simple" xlink:show="embed" xlink:actuate="onLoad" loext:mime-type="image/jpeg"/><svg:title>Image.jpeg</svg:title></draw:frame><text:bookmark text:name="x_id-6613E4E7-DD4D-4C0D-8E80-A4DFD7858044"/></text:p>
      <text:p text:style-name="Standard"><text:soft-page-break/><draw:frame draw:style-name="fr1" draw:name="Image13" text:anchor-type="as-char" svg:width="6.5736in" svg:height="8.4819in" draw:z-index="12"><draw:image xlink:href="Pictures/10000000000003E000000500512108006A02D1AD.jpg" xlink:type="simple" xlink:show="embed" xlink:actuate="onLoad" loext:mime-type="image/jpeg"/><svg:title>Image.jpeg</svg:title></draw:frame><text:bookmark text:name="x_id-0DB83D6E-9A4C-4271-A791-CF711BD8E517"/></text:p>
      <text:p text:style-name="Standard"><text:soft-page-break/><draw:frame draw:style-name="fr1" draw:name="Image14" text:anchor-type="as-char" svg:width="6.5736in" svg:height="8.4819in" draw:z-index="13"><draw:image xlink:href="Pictures/10000000000003E000000500A7D865540E54D78E.jpg" xlink:type="simple" xlink:show="embed" xlink:actuate="onLoad" loext:mime-type="image/jpeg"/><svg:title>Image.jpeg</svg:title></draw:frame><text:bookmark text:name="x_id-F7EA82FE-1D3D-4F60-B122-B79A747C3EFD"/></text:p>
      <text:p text:style-name="Standard"><text:soft-page-break/><draw:frame draw:style-name="fr1" draw:name="Image15" text:anchor-type="as-char" svg:width="6.5535in" svg:height="8.4819in" draw:z-index="14"><draw:image xlink:href="Pictures/10000000000003DD000005005D0E1A87B19723B1.jpg" xlink:type="simple" xlink:show="embed" xlink:actuate="onLoad" loext:mime-type="image/jpeg"/><svg:title>Image.jpeg</svg:title></draw:frame><text:bookmark text:name="x_id-B61A3926-A247-4B44-A435-179DD74C4346"/></text:p>
      <text:p text:style-name="Standard"><text:soft-page-break/><draw:frame draw:style-name="fr1" draw:name="Image16" text:anchor-type="as-char" svg:width="6.6071in" svg:height="8.4819in" draw:z-index="15"><draw:image xlink:href="Pictures/10000000000003E5000005002AB6B6A5D45C9249.jpg" xlink:type="simple" xlink:show="embed" xlink:actuate="onLoad" loext:mime-type="image/jpeg"/><svg:title>Image.jpeg</svg:title></draw:frame><text:bookmark text:name="x_id-B98EB568-DB1F-40A6-A504-2E217FFD94D6"/></text:p>
      <text:p text:style-name="Standard"><text:soft-page-break/><draw:frame draw:style-name="fr1" draw:name="Image17" text:anchor-type="as-char" svg:width="6.5937in" svg:height="8.4819in" draw:z-index="16"><draw:image xlink:href="Pictures/10000000000003E300000500C6F4E55B570CA5D9.jpg" xlink:type="simple" xlink:show="embed" xlink:actuate="onLoad" loext:mime-type="image/jpeg"/><svg:title>Image.jpeg</svg:title></draw:frame><text:bookmark text:name="x_id-A3A4673A-475C-44F5-A68F-0E71C05C68F7"/></text:p>
      <text:p text:style-name="Standard"><text:soft-page-break/><draw:frame draw:style-name="fr1" draw:name="Image18" text:anchor-type="as-char" svg:width="6.6071in" svg:height="8.4819in" draw:z-index="17"><draw:image xlink:href="Pictures/10000000000003E50000050090E709BCD7C27C00.jpg" xlink:type="simple" xlink:show="embed" xlink:actuate="onLoad" loext:mime-type="image/jpeg"/><svg:title>Image.jpeg</svg:title></draw:frame><text:bookmark text:name="x_id-99626426-5710-4C34-8934-A7C725679E99"/></text:p>
      <text:p text:style-name="Standard"><text:soft-page-break/><draw:frame draw:style-name="fr1" draw:name="Image19" text:anchor-type="as-char" svg:width="6.5937in" svg:height="8.4819in" draw:z-index="18"><draw:image xlink:href="Pictures/10000000000003E300000500DA4FC994368FA152.jpg" xlink:type="simple" xlink:show="embed" xlink:actuate="onLoad" loext:mime-type="image/jpeg"/><svg:title>Image.jpeg</svg:title></draw:frame><text:bookmark text:name="x_id-AC284C35-C6ED-4789-AB36-4CB450801965"/></text:p>
      <text:p text:style-name="Standard"><text:soft-page-break/><draw:frame draw:style-name="fr1" draw:name="Image20" text:anchor-type="as-char" svg:width="6.6in" svg:height="8.4819in" draw:z-index="19"><draw:image xlink:href="Pictures/10000000000003E4000005000CB619E959BC631D.jpg" xlink:type="simple" xlink:show="embed" xlink:actuate="onLoad" loext:mime-type="image/jpeg"/><svg:title>Image.jpeg</svg:title></draw:frame><text:bookmark text:name="x_id-617D7C73-FA93-4306-A3D5-5F58F67B1506"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1:24:36.971222241</meta:creation-date>
    <dc:date>2020-12-12T01:44:30.384883215</dc:date>
    <meta:editing-duration>PT4H9M43S</meta:editing-duration>
    <meta:editing-cycles>1</meta:editing-cycles>
    <meta:document-statistic meta:table-count="0" meta:image-count="20" meta:object-count="0" meta:page-count="21" meta:paragraph-count="20" meta:word-count="0" meta:character-count="0" meta:non-whitespace-character-count="0"/>
    <meta:generator>LibreOffice/6.4.6.2$Linux_X86_64 LibreOffice_project/40$Build-2</meta:generator>
  </office:meta>
</office:document-meta>
</file>